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Bielbr123/Banco-de-Dados/tree/main/Atividade_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05:07:48.356016690</meta:creation-date>
    <dc:date>2025-11-29T05:08:12.919436543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65" meta:non-whitespace-character-count="65"/>
    <meta:generator>LibreOffice/24.2.7.2$Linux_X86_64 LibreOffice_project/420$Build-2</meta:generator>
  </office:meta>
</office:document-meta>
</file>